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AnswerValidatorTest.should_fail_if_returned_value_of_answer_is_incompatible_with_return_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AnswerValidatorTest.should_not_fail_if_returned_value_of_answer_is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